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T1" style:family="text">
      <style:text-properties fo:color="#00cc00"/>
    </style:style>
    <style:style style:name="T2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sunamiLab</text:p>
          </draw:text-box>
        </draw:frame>
        <draw:frame presentation:style-name="pr2" draw:layer="layout" svg:width="25.199cm" svg:height="12.179cm" svg:x="1.4cm" svg:y="4.914cm" presentation:class="subtitle">
          <draw:text-box>
            <text:p>Project Report</text:p>
            <text:p/>
            <text:p>Alexander Binsmaier,</text:p>
            <text:p>Ludwig Peucker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ynamic Rupture Projec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urrent assumption:</text:p>
                <text:list>
                  <text:list-item>
                    <text:p>Displacement in bathymetry at timestep zero</text:p>
                  </text:list-item>
                  <text:list-item>
                    <text:p>Tsunami wave initially is „like the displacement“</text:p>
                    <text:p>This is an easy simplification to the actual origin of a tsunam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ynamic Rupture Proj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oal:</text:p>
                <text:list>
                  <text:list-item>
                    <text:p>Tsunami is a consequence of a rupture</text:p>
                    <text:p>=&gt; Create a wave by reading seismological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ynamic Rupture Project<text:line-break/>Timelin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W 51:</text:p>
                <text:list>
                  <text:list-item>
                    <text:p>Remove bugs! <text:span text:style-name="T1">Done</text:span></text:p>
                  </text:list-item>
                  <text:list-item>
                    <text:p>Get data from Mr Percy Galvez <text:span text:style-name="T1">Done</text:span></text:p>
                  </text:list-item>
                </text:list>
              </text:list-item>
              <text:list-item>
                <text:p>CW 52:</text:p>
                <text:list>
                  <text:list-item>
                    <text:p>Find a way to get the data to a format usable in the simulation <text:span text:style-name="T1">Done (Creating a netCDF file using time, x and y as dimension and displacement as variable)</text:span></text:p>
                  </text:list-item>
                  <text:list-item>
                    <text:p>Implement a dynamic displacement reader <text:span text:style-name="T1">Done</text:span></text:p>
                    <text:p><text:span text:style-name="T1">(Working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ynamic Rupture Project<text:line-break/>Time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W 1:</text:p>
                <text:list>
                  <text:list-item>
                    <text:p>Adjust writer to write bathymetry time dependent <text:span text:style-name="T1">Done</text:span></text:p>
                    <text:list>
                      <text:list-header>
                        <text:p><text:span text:style-name="T2">One minor bug left</text:span></text:p>
                      </text:list-header>
                    </text:list>
                  </text:list-item>
                </text:list>
              </text:list-item>
              <text:list-item>
                <text:p>CW 2:</text:p>
                <text:list>
                  <text:list-item>
                    <text:p>Adjust the simulation to get possibility to change bathymetry per timestep <text:span text:style-name="T1">Done (Working)</text:span></text:p>
                  </text:list-item>
                </text:list>
              </text:list-item>
              <text:list-item>
                <text:p>CW 3:</text:p>
                <text:list>
                  <text:list-item>
                    <text:p>Simulate Tohoku Scenario with this approach and highlight the most significant changes</text:p>
                    <text:list>
                      <text:list-header>
                        <text:p><text:span text:style-name="T2">Ongoing.</text:span></text:p>
                        <text:p><text:span text:style-name="T2">Changing the format of the seismological data, (nearly) done.</text:span></text:p>
                        <text:p><text:span text:style-name="T2">As soon as possible: Run simulation on Cluster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4T23:16:03.178212426</meta:creation-date>
    <dc:date>2015-01-13T01:01:23.710121028</dc:date>
    <meta:editing-duration>PT1H48M46S</meta:editing-duration>
    <meta:editing-cycles>25</meta:editing-cycles>
    <meta:generator>LibreOffice/4.2.7.2$Linux_X86_64 LibreOffice_project/420m0$Build-2</meta:generator>
    <meta:document-statistic meta:object-count="41"/>
  </office:meta>
</office:document-meta>
</file>